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〈</mo>
              <mrow>
                <mrow>
                  <msubsup>
                    <mo stretchy="false">ϕ</mo>
                    <mi>N</mi>
                    <mrow>
                      <mrow>
                        <mo stretchy="false">(</mo>
                        <mrow>
                          <mrow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sup>
                    <mo stretchy="false">ψ</mo>
                    <mi>N</mi>
                    <mrow>
                      <mrow>
                        <mo stretchy="false">(</mo>
                        <mrow>
                          <mrow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row>
              <mi/>
              <mo stretchy="false">=</mo>
              <mi/>
            </mrow>
            <mrow>
              <mo stretchy="false">〈</mo>
              <mrow>
                <mrow>
                  <msubsup>
                    <mo stretchy="false">ϕ</mo>
                    <mi>N</mi>
                    <mrow>
                      <mrow>
                        <mo stretchy="false">(</mo>
                        <mrow>
                          <mrow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>
                    <mrow>
                      <mstyle mathvariant="bold">
                        <mrow>
                          <mn>1</mn>
                        </mrow>
                      </mstyle>
                    </mrow>
                    <mi>N</mi>
                  </msub>
                </mrow>
                <mo stretchy="false">∣</mo>
                <mrow>
                  <msubsup>
                    <mo stretchy="false">ψ</mo>
                    <mi>N</mi>
                    <mrow>
                      <mrow>
                        <mo stretchy="false">(</mo>
                        <mrow>
                          <mrow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row>
              <mi/>
              <mo stretchy="false">=</mo>
              <mi/>
            </mrow>
            <mrow>
              <mo stretchy="false">〈</mo>
              <mrow>
                <mrow>
                  <msubsup>
                    <mo stretchy="false">ϕ</mo>
                    <mi>N</mi>
                    <mrow>
                      <mrow>
                        <mo stretchy="false">(</mo>
                        <mrow>
                          <mrow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sup>
                    <mi>P</mi>
                    <mrow>
                      <mi mathvariant="italic">ij</mi>
                    </mrow>
                    <mo stretchy="false">†</mo>
                  </msubsup>
                  <mi/>
                  <msub>
                    <mi>P</mi>
                    <mrow>
                      <mi mathvariant="italic">ij</mi>
                    </mrow>
                  </msub>
                </mrow>
                <mo stretchy="false">∣</mo>
                <mrow>
                  <msubsup>
                    <mo stretchy="false">ψ</mo>
                    <mi>N</mi>
                    <mrow>
                      <mrow>
                        <mo stretchy="false">(</mo>
                        <mrow>
                          <mrow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o stretchy="false">〈</mo>
              <mrow>
                <mrow>
                  <msubsup>
                    <mi>P</mi>
                    <mrow>
                      <mi mathvariant="italic">ij</mi>
                    </mrow>
                    <mo stretchy="false">†</mo>
                  </msubsup>
                  <mi/>
                  <msubsup>
                    <mo stretchy="false">ϕ</mo>
                    <mi>N</mi>
                    <mrow>
                      <mrow>
                        <mo stretchy="false">(</mo>
                        <mrow>
                          <mrow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>
                    <mi>P</mi>
                    <mrow>
                      <mi mathvariant="italic">ij</mi>
                    </mrow>
                  </msub>
                  <mi/>
                  <msubsup>
                    <mo stretchy="false">ψ</mo>
                    <mi>N</mi>
                    <mrow>
                      <mrow>
                        <mo stretchy="false">(</mo>
                        <mrow>
                          <mrow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row>
              <mi/>
              <mo stretchy="false">=</mo>
              <mrow>
                <mi/>
                <mo stretchy="false">−</mo>
                <mrow>
                  <mo stretchy="false">〈</mo>
                  <mrow>
                    <mrow>
                      <msubsup>
                        <mo stretchy="false">ϕ</mo>
                        <mi>N</mi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i/>
                              </mrow>
                            </mrow>
                            <mo stretchy="false">)</mo>
                          </mrow>
                        </mrow>
                      </msubsup>
                    </mrow>
                    <mo stretchy="false">∣</mo>
                    <mrow>
                      <msubsup>
                        <mo stretchy="false">ψ</mo>
                        <mi>N</mi>
                        <mrow>
                          <mrow>
                            <mo stretchy="false">(</mo>
                            <mrow>
                              <mrow>
                                <mo stretchy="false">+</mo>
                                <mi/>
                              </mrow>
                            </mrow>
                            <mo stretchy="false">)</mo>
                          </mrow>
                        </mrow>
                      </msubsup>
                    </mrow>
                  </mrow>
                  <mo stretchy="false">〉</mo>
                </mrow>
              </mrow>
            </mrow>
            <mrow>
              <mi/>
              <mo stretchy="false">=</mo>
              <mi/>
            </mrow>
            <mn>0</mn>
          </mrow>
        </mtd>
      </mtr>
    </mtable>
    <annotation encoding="StarMath 5.0">langle 
 %iphi _N ^{(-`)} mline 
 %ipsi _N ^{(+`)} 
rangle ~=~ 

langle 
 %iphi _N ^{(-`)} mline 
 {bold 1} _N mline 
 %ipsi _N ^{(+`)} 
rangle ~=~ 

langle 
 %iphi _N ^{(-`)} mline 
 P _{ij} ^%Ux2020 ` P _{ij} mline 
 %ipsi _N ^{(+`)} 
rangle ~=` 
newline `=~  

langle 
 P _{ij} ^%Ux2020 ` %iphi _N ^{(-`)} mline 
 P _{ij} ` %ipsi _N ^{(+`)} 
rangle ~=~ 

-
langle 
 %iphi _N ^{(-`)} mline 
 %ipsi _N ^{(+`)} 
rangle ~=~ 

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9:51:43.729000000</meta:creation-date>
    <meta:generator>LibreOffice/4.1.4.2$Windows_x86 LibreOffice_project/0a0440ccc0227ad9829de5f46be37cfb6edcf72</meta:generator>
  </office:meta>
</office:document-meta>
</file>